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ns0:document-content xmlns:ns0="urn:oasis:names:tc:opendocument:xmlns:office:1.0" xmlns:ns1="urn:oasis:names:tc:opendocument:xmlns:table:1.0" xmlns:ns2="urn:oasis:names:tc:opendocument:xmlns:text:1.0"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office:version="1.2">
  <ns0:body>
    <ns0:spreadsheet>
      <ns1:table ns1:name="Faltas">
        <ns1:table-row>
          <ns1:table-cell ns0:value-type="string">
            <ns2:p>Aluno</ns2:p>
          </ns1:table-cell>
          <ns1:table-cell ns0:value-type="string">
            <ns2:p>UC01</ns2:p>
          </ns1:table-cell>
          <ns1:table-cell ns0:value-type="string">
            <ns2:p>UC02</ns2:p>
          </ns1:table-cell>
          <ns1:table-cell ns0:value-type="string">
            <ns2:p>UC03</ns2:p>
          </ns1:table-cell>
          <ns1:table-cell ns0:value-type="string">
            <ns2:p>UC04</ns2:p>
          </ns1:table-cell>
          <ns1:table-cell ns0:value-type="string">
            <ns2:p>UC05</ns2:p>
          </ns1:table-cell>
          <ns1:table-cell ns0:value-type="string">
            <ns2:p>UC06</ns2:p>
          </ns1:table-cell>
          <ns1:table-cell ns0:value-type="string">
            <ns2:p>UC07</ns2:p>
          </ns1:table-cell>
          <ns1:table-cell ns0:value-type="string">
            <ns2:p>UC08</ns2:p>
          </ns1:table-cell>
          <ns1:table-cell ns0:value-type="string">
            <ns2:p>UC09</ns2:p>
          </ns1:table-cell>
          <ns1:table-cell ns0:value-type="string">
            <ns2:p>TOTAL</ns2:p>
          </ns1:table-cell>
        </ns1:table-row>
        <ns1:table-row>
          <ns1:table-cell ns0:value-type="string">
            <ns2:p>AGATHA SEIBEL SOUZA (9034470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4</ns2:p>
          </ns1:table-cell>
          <ns1:table-cell ns0:value-type="string">
            <ns2:p>4</ns2:p>
          </ns1:table-cell>
          <ns1:table-cell ns0:value-type="string">
            <ns2:p>3</ns2:p>
          </ns1:table-cell>
          <ns1:table-cell ns0:value-type="string">
            <ns2:p>4</ns2:p>
          </ns1:table-cell>
          <ns1:table-cell ns0:value-type="string">
            <ns2:p>0</ns2:p>
          </ns1:table-cell>
          <ns1:table-cell ns0:value-type="string">
            <ns2:p>18</ns2:p>
          </ns1:table-cell>
        </ns1:table-row>
        <ns1:table-row>
          <ns1:table-cell ns0:value-type="string">
            <ns2:p>ANA CLARA PIRES LOPES (9034462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</ns1:table-row>
        <ns1:table-row>
          <ns1:table-cell ns0:value-type="string">
            <ns2:p>ANA JULIA FONTANA BROL (9034476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5</ns2:p>
          </ns1:table-cell>
          <ns1:table-cell ns0:value-type="string">
            <ns2:p>7</ns2:p>
          </ns1:table-cell>
          <ns1:table-cell ns0:value-type="string">
            <ns2:p>8</ns2:p>
          </ns1:table-cell>
          <ns1:table-cell ns0:value-type="string">
            <ns2:p>2</ns2:p>
          </ns1:table-cell>
          <ns1:table-cell ns0:value-type="string">
            <ns2:p>9</ns2:p>
          </ns1:table-cell>
          <ns1:table-cell ns0:value-type="string">
            <ns2:p>8</ns2:p>
          </ns1:table-cell>
          <ns1:table-cell ns0:value-type="string">
            <ns2:p>0</ns2:p>
          </ns1:table-cell>
          <ns1:table-cell ns0:value-type="string">
            <ns2:p>42</ns2:p>
          </ns1:table-cell>
        </ns1:table-row>
        <ns1:table-row>
          <ns1:table-cell ns0:value-type="string">
            <ns2:p>ANDERSON NUNES MARQUEZ (9034472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2</ns2:p>
          </ns1:table-cell>
          <ns1:table-cell ns0:value-type="string">
            <ns2:p>4</ns2:p>
          </ns1:table-cell>
          <ns1:table-cell ns0:value-type="string">
            <ns2:p>6</ns2:p>
          </ns1:table-cell>
          <ns1:table-cell ns0:value-type="string">
            <ns2:p>0</ns2:p>
          </ns1:table-cell>
          <ns1:table-cell ns0:value-type="string">
            <ns2:p>5</ns2:p>
          </ns1:table-cell>
          <ns1:table-cell ns0:value-type="string">
            <ns2:p>6</ns2:p>
          </ns1:table-cell>
          <ns1:table-cell ns0:value-type="string">
            <ns2:p>0</ns2:p>
          </ns1:table-cell>
          <ns1:table-cell ns0:value-type="string">
            <ns2:p>23</ns2:p>
          </ns1:table-cell>
        </ns1:table-row>
        <ns1:table-row>
          <ns1:table-cell ns0:value-type="string">
            <ns2:p>ANTONELLA SOPHIA MATA VASQUEZ (9034474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2</ns2:p>
          </ns1:table-cell>
        </ns1:table-row>
        <ns1:table-row>
          <ns1:table-cell ns0:value-type="string">
            <ns2:p>ARTHUR HAACKE (666859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</ns1:table-row>
        <ns1:table-row>
          <ns1:table-cell ns0:value-type="string">
            <ns2:p>BIANCA PEREIRA GOMES (9034459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0</ns2:p>
          </ns1:table-cell>
          <ns1:table-cell ns0:value-type="string">
            <ns2:p>6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9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24</ns2:p>
          </ns1:table-cell>
        </ns1:table-row>
        <ns1:table-row>
          <ns1:table-cell ns0:value-type="string">
            <ns2:p>EDSON MACIEL FALCÃO (9034457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6</ns2:p>
          </ns1:table-cell>
        </ns1:table-row>
        <ns1:table-row>
          <ns1:table-cell ns0:value-type="string">
            <ns2:p>GABRIEL ANTUNES CARDOSO (9034456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</ns1:table-row>
        <ns1:table-row>
          <ns1:table-cell ns0:value-type="string">
            <ns2:p>GABRIELLA JAIANY DE OLIVEIRA ALBRECH (9034460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3</ns2:p>
          </ns1:table-cell>
          <ns1:table-cell ns0:value-type="string">
            <ns2:p>6</ns2:p>
          </ns1:table-cell>
          <ns1:table-cell ns0:value-type="string">
            <ns2:p>5</ns2:p>
          </ns1:table-cell>
          <ns1:table-cell ns0:value-type="string">
            <ns2:p>2</ns2:p>
          </ns1:table-cell>
          <ns1:table-cell ns0:value-type="string">
            <ns2:p>9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30</ns2:p>
          </ns1:table-cell>
        </ns1:table-row>
        <ns1:table-row>
          <ns1:table-cell ns0:value-type="string">
            <ns2:p>GRAZIELY SIQUEIRA RODRIGUES (9034461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5</ns2:p>
          </ns1:table-cell>
          <ns1:table-cell ns0:value-type="string">
            <ns2:p>4</ns2:p>
          </ns1:table-cell>
          <ns1:table-cell ns0:value-type="string">
            <ns2:p>8</ns2:p>
          </ns1:table-cell>
          <ns1:table-cell ns0:value-type="string">
            <ns2:p>2</ns2:p>
          </ns1:table-cell>
          <ns1:table-cell ns0:value-type="string">
            <ns2:p>6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30</ns2:p>
          </ns1:table-cell>
        </ns1:table-row>
        <ns1:table-row>
          <ns1:table-cell ns0:value-type="string">
            <ns2:p>GUSTAVO CORREIA FERREIRA (9034464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5</ns2:p>
          </ns1:table-cell>
          <ns1:table-cell ns0:value-type="string">
            <ns2:p>4</ns2:p>
          </ns1:table-cell>
          <ns1:table-cell ns0:value-type="string">
            <ns2:p>6</ns2:p>
          </ns1:table-cell>
          <ns1:table-cell ns0:value-type="string">
            <ns2:p>0</ns2:p>
          </ns1:table-cell>
          <ns1:table-cell ns0:value-type="string">
            <ns2:p>6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30</ns2:p>
          </ns1:table-cell>
        </ns1:table-row>
        <ns1:table-row>
          <ns1:table-cell ns0:value-type="string">
            <ns2:p>IGOR RAVANELI (9034467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1</ns2:p>
          </ns1:table-cell>
          <ns1:table-cell ns0:value-type="string">
            <ns2:p>0</ns2:p>
          </ns1:table-cell>
          <ns1:table-cell ns0:value-type="string">
            <ns2:p>7</ns2:p>
          </ns1:table-cell>
        </ns1:table-row>
        <ns1:table-row>
          <ns1:table-cell ns0:value-type="string">
            <ns2:p>ISABELLA TROJAN ELIAS (620312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2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6</ns2:p>
          </ns1:table-cell>
        </ns1:table-row>
        <ns1:table-row>
          <ns1:table-cell ns0:value-type="string">
            <ns2:p>JOÃO LUCAS CADENA (9034468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6</ns2:p>
          </ns1:table-cell>
        </ns1:table-row>
        <ns1:table-row>
          <ns1:table-cell ns0:value-type="string">
            <ns2:p>JOÃO VITOR GODOY VIEIRA (9034463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</ns1:table-row>
        <ns1:table-row>
          <ns1:table-cell ns0:value-type="string">
            <ns2:p>JULIA GABRIELA GLOVACKI RODRIGUES (9034471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2</ns2:p>
          </ns1:table-cell>
          <ns1:table-cell ns0:value-type="string">
            <ns2:p>4</ns2:p>
          </ns1:table-cell>
          <ns1:table-cell ns0:value-type="string">
            <ns2:p>7</ns2:p>
          </ns1:table-cell>
          <ns1:table-cell ns0:value-type="string">
            <ns2:p>4</ns2:p>
          </ns1:table-cell>
          <ns1:table-cell ns0:value-type="string">
            <ns2:p>6</ns2:p>
          </ns1:table-cell>
          <ns1:table-cell ns0:value-type="string">
            <ns2:p>10</ns2:p>
          </ns1:table-cell>
          <ns1:table-cell ns0:value-type="string">
            <ns2:p>6</ns2:p>
          </ns1:table-cell>
          <ns1:table-cell ns0:value-type="string">
            <ns2:p>42</ns2:p>
          </ns1:table-cell>
        </ns1:table-row>
        <ns1:table-row>
          <ns1:table-cell ns0:value-type="string">
            <ns2:p>JULLYA EDUARDA ALBANI DA SILVA (9034480)</ns2:p>
          </ns1:table-cell>
          <ns1:table-cell ns0:value-type="string">
            <ns2:p>4</ns2:p>
          </ns1:table-cell>
          <ns1:table-cell ns0:value-type="string">
            <ns2:p>2</ns2:p>
          </ns1:table-cell>
          <ns1:table-cell ns0:value-type="string">
            <ns2:p>3</ns2:p>
          </ns1:table-cell>
          <ns1:table-cell ns0:value-type="string">
            <ns2:p>6</ns2:p>
          </ns1:table-cell>
          <ns1:table-cell ns0:value-type="string">
            <ns2:p>5</ns2:p>
          </ns1:table-cell>
          <ns1:table-cell ns0:value-type="string">
            <ns2:p>2</ns2:p>
          </ns1:table-cell>
          <ns1:table-cell ns0:value-type="string">
            <ns2:p>12</ns2:p>
          </ns1:table-cell>
          <ns1:table-cell ns0:value-type="string">
            <ns2:p>8</ns2:p>
          </ns1:table-cell>
          <ns1:table-cell ns0:value-type="string">
            <ns2:p>6</ns2:p>
          </ns1:table-cell>
          <ns1:table-cell ns0:value-type="string">
            <ns2:p>48</ns2:p>
          </ns1:table-cell>
        </ns1:table-row>
        <ns1:table-row>
          <ns1:table-cell ns0:value-type="string">
            <ns2:p>KALIEL PAGNONCELI (9034539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3</ns2:p>
          </ns1:table-cell>
          <ns1:table-cell ns0:value-type="string">
            <ns2:p>6</ns2:p>
          </ns1:table-cell>
          <ns1:table-cell ns0:value-type="string">
            <ns2:p>5</ns2:p>
          </ns1:table-cell>
          <ns1:table-cell ns0:value-type="string">
            <ns2:p>2</ns2:p>
          </ns1:table-cell>
          <ns1:table-cell ns0:value-type="string">
            <ns2:p>9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30</ns2:p>
          </ns1:table-cell>
        </ns1:table-row>
        <ns1:table-row>
          <ns1:table-cell ns0:value-type="string">
            <ns2:p>LIVIA HOFMANN DE MELLO COSTA (9033459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12</ns2:p>
          </ns1:table-cell>
        </ns1:table-row>
        <ns1:table-row>
          <ns1:table-cell ns0:value-type="string">
            <ns2:p>LUCAS DE JESUS MIRANDA (9034466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6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18</ns2:p>
          </ns1:table-cell>
        </ns1:table-row>
        <ns1:table-row>
          <ns1:table-cell ns0:value-type="string">
            <ns2:p>LUDMYLA DUARTE PORFIRIO SILVA (9034519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5</ns2:p>
          </ns1:table-cell>
          <ns1:table-cell ns0:value-type="string">
            <ns2:p>3</ns2:p>
          </ns1:table-cell>
          <ns1:table-cell ns0:value-type="string">
            <ns2:p>16</ns2:p>
          </ns1:table-cell>
        </ns1:table-row>
        <ns1:table-row>
          <ns1:table-cell ns0:value-type="string">
            <ns2:p>MARIANYELI ALEXANDRA ESPINOZA BALZA (9034477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5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12</ns2:p>
          </ns1:table-cell>
        </ns1:table-row>
        <ns1:table-row>
          <ns1:table-cell ns0:value-type="string">
            <ns2:p>PEDRO RICARDO DALMAGRO GHIGGI (9034481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18</ns2:p>
          </ns1:table-cell>
        </ns1:table-row>
        <ns1:table-row>
          <ns1:table-cell ns0:value-type="string">
            <ns2:p>PEDRO SILVA MATHIASS FEDERIGHI (9034469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3</ns2:p>
          </ns1:table-cell>
          <ns1:table-cell ns0:value-type="string">
            <ns2:p>6</ns2:p>
          </ns1:table-cell>
          <ns1:table-cell ns0:value-type="string">
            <ns2:p>5</ns2:p>
          </ns1:table-cell>
          <ns1:table-cell ns0:value-type="string">
            <ns2:p>2</ns2:p>
          </ns1:table-cell>
          <ns1:table-cell ns0:value-type="string">
            <ns2:p>6</ns2:p>
          </ns1:table-cell>
          <ns1:table-cell ns0:value-type="string">
            <ns2:p>5</ns2:p>
          </ns1:table-cell>
          <ns1:table-cell ns0:value-type="string">
            <ns2:p>3</ns2:p>
          </ns1:table-cell>
          <ns1:table-cell ns0:value-type="string">
            <ns2:p>33</ns2:p>
          </ns1:table-cell>
        </ns1:table-row>
        <ns1:table-row>
          <ns1:table-cell ns0:value-type="string">
            <ns2:p>RAUL CEZAR SOUZA BOFF (9034525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6</ns2:p>
          </ns1:table-cell>
          <ns1:table-cell ns0:value-type="string">
            <ns2:p>0</ns2:p>
          </ns1:table-cell>
          <ns1:table-cell ns0:value-type="string">
            <ns2:p>6</ns2:p>
          </ns1:table-cell>
          <ns1:table-cell ns0:value-type="string">
            <ns2:p>9</ns2:p>
          </ns1:table-cell>
          <ns1:table-cell ns0:value-type="string">
            <ns2:p>3</ns2:p>
          </ns1:table-cell>
          <ns1:table-cell ns0:value-type="string">
            <ns2:p>30</ns2:p>
          </ns1:table-cell>
        </ns1:table-row>
        <ns1:table-row>
          <ns1:table-cell ns0:value-type="string">
            <ns2:p>SAMUEL PRESTES DE OLIVEIRA (9034531)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6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12</ns2:p>
          </ns1:table-cell>
        </ns1:table-row>
        <ns1:table-row>
          <ns1:table-cell ns0:value-type="string">
            <ns2:p>STHEFANY MARTINS DE JESUS (9034473)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6</ns2:p>
          </ns1:table-cell>
          <ns1:table-cell ns0:value-type="string">
            <ns2:p>3</ns2:p>
          </ns1:table-cell>
          <ns1:table-cell ns0:value-type="string">
            <ns2:p>3</ns2:p>
          </ns1:table-cell>
          <ns1:table-cell ns0:value-type="string">
            <ns2:p>23</ns2:p>
          </ns1:table-cell>
        </ns1:table-row>
        <ns1:table-row>
          <ns1:table-cell ns0:value-type="string">
            <ns2:p>VALENTINA FAGUNDES CALDART (619688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3</ns2:p>
          </ns1:table-cell>
          <ns1:table-cell ns0:value-type="string">
            <ns2:p>6</ns2:p>
          </ns1:table-cell>
          <ns1:table-cell ns0:value-type="string">
            <ns2:p>5</ns2:p>
          </ns1:table-cell>
          <ns1:table-cell ns0:value-type="string">
            <ns2:p>2</ns2:p>
          </ns1:table-cell>
          <ns1:table-cell ns0:value-type="string">
            <ns2:p>9</ns2:p>
          </ns1:table-cell>
          <ns1:table-cell ns0:value-type="string">
            <ns2:p>2</ns2:p>
          </ns1:table-cell>
          <ns1:table-cell ns0:value-type="string">
            <ns2:p>0</ns2:p>
          </ns1:table-cell>
          <ns1:table-cell ns0:value-type="string">
            <ns2:p>30</ns2:p>
          </ns1:table-cell>
        </ns1:table-row>
        <ns1:table-row>
          <ns1:table-cell ns0:value-type="string">
            <ns2:p>VITÓRIA HENNIH BESSA (9034458)</ns2:p>
          </ns1:table-cell>
          <ns1:table-cell ns0:value-type="string">
            <ns2:p>2</ns2:p>
          </ns1:table-cell>
          <ns1:table-cell ns0:value-type="string">
            <ns2:p>1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3</ns2:p>
          </ns1:table-cell>
          <ns1:table-cell ns0:value-type="string">
            <ns2:p>0</ns2:p>
          </ns1:table-cell>
          <ns1:table-cell ns0:value-type="string">
            <ns2:p>0</ns2:p>
          </ns1:table-cell>
          <ns1:table-cell ns0:value-type="string">
            <ns2:p>12</ns2:p>
          </ns1:table-cell>
        </ns1:table-row>
      </ns1:table>
      <ns1:table ns1:name="Av01-Glossario">
        <ns1:table-row>
          <ns1:table-cell ns0:value-type="string">
            <ns2:p>Aluno</ns2:p>
          </ns1:table-cell>
          <ns1:table-cell ns0:value-type="string">
            <ns2:p>Entregue</ns2:p>
          </ns1:table-cell>
          <ns1:table-cell ns0:value-type="string">
            <ns2:p>UC01.2</ns2:p>
          </ns1:table-cell>
          <ns1:table-cell ns0:value-type="string">
            <ns2:p>UC01.3</ns2:p>
          </ns1:table-cell>
          <ns1:table-cell ns0:value-type="string">
            <ns2:p>UC02.1</ns2:p>
          </ns1:table-cell>
          <ns1:table-cell ns0:value-type="string">
            <ns2:p>UC04.1</ns2:p>
          </ns1:table-cell>
        </ns1:table-row>
        <ns1:table-row>
          <ns1:table-cell ns0:value-type="string">
            <ns2:p/>
          </ns1:table-cell>
          <ns1:table-cell ns0:value-type="string">
            <ns2:p/>
          </ns1:table-cell>
          <ns1:table-cell ns0:value-type="string">
            <ns2:p>Cria, edita, formata documentos no Word</ns2:p>
          </ns1:table-cell>
          <ns1:table-cell ns0:value-type="string">
            <ns2:p>Aplica edicao e revisao em documentos Word</ns2:p>
          </ns1:table-cell>
          <ns1:table-cell ns0:value-type="string">
            <ns2:p>Reconhece vocabulario tecnico em ingles</ns2:p>
          </ns1:table-cell>
          <ns1:table-cell ns0:value-type="string">
            <ns2:p>Identifica conceitos e fundamentos de IA</ns2:p>
          </ns1:table-cell>
        </ns1:table-row>
        <ns1:table-row>
          <ns1:table-cell ns0:value-type="string">
            <ns2:p>AGATHA SEIBEL SOUZA (903447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CLARA PIRES LOPES (903446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JULIA FONTANA BROL (903447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DERSON NUNES MARQUEZ (903447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TONELLA SOPHIA MATA VASQUEZ (903447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RTHUR HAACKE (6668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BIANCA PEREIRA GOMES (9034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EDSON MACIEL FALCÃO (903445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 ANTUNES CARDOSO (903445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LA JAIANY DE OLIVEIRA ALBRECH (903446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RAZIELY SIQUEIRA RODRIGUES (903446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USTAVO CORREIA FERREIRA (903446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GOR RAVANELI (903446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SABELLA TROJAN ELIAS (62031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LUCAS CADENA (903446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VITOR GODOY VIEIRA (903446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IA GABRIELA GLOVACKI RODRIGUES (903447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LYA EDUARDA ALBANI DA SILVA (903448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KALIEL PAGNONCELI (903453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IVIA HOFMANN DE MELLO COSTA (9033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CAS DE JESUS MIRANDA (903446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DMYLA DUARTE PORFIRIO SILVA (903451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MARIANYELI ALEXANDRA ESPINOZA BALZA (903447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RICARDO DALMAGRO GHIGGI (903448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SILVA MATHIASS FEDERIGHI (903446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RAUL CEZAR SOUZA BOFF (9034525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AMUEL PRESTES DE OLIVEIRA (903453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THEFANY MARTINS DE JESUS (903447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ALENTINA FAGUNDES CALDART (61968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ITÓRIA HENNIH BESSA (903445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</ns1:table>
      <ns1:table ns1:name="Av02-Limber">
        <ns1:table-row>
          <ns1:table-cell ns0:value-type="string">
            <ns2:p>Aluno</ns2:p>
          </ns1:table-cell>
          <ns1:table-cell ns0:value-type="string">
            <ns2:p>Entregue</ns2:p>
          </ns1:table-cell>
          <ns1:table-cell ns0:value-type="string">
            <ns2:p>UC07.1</ns2:p>
          </ns1:table-cell>
          <ns1:table-cell ns0:value-type="string">
            <ns2:p>UC07.2</ns2:p>
          </ns1:table-cell>
          <ns1:table-cell ns0:value-type="string">
            <ns2:p>UC07.3</ns2:p>
          </ns1:table-cell>
          <ns1:table-cell ns0:value-type="string">
            <ns2:p>UC07.4</ns2:p>
          </ns1:table-cell>
        </ns1:table-row>
        <ns1:table-row>
          <ns1:table-cell ns0:value-type="string">
            <ns2:p/>
          </ns1:table-cell>
          <ns1:table-cell ns0:value-type="string">
            <ns2:p/>
          </ns1:table-cell>
          <ns1:table-cell ns0:value-type="string">
            <ns2:p>Fundamentos de Transformacao Digital</ns2:p>
          </ns1:table-cell>
          <ns1:table-cell ns0:value-type="string">
            <ns2:p>Ferramentas digitais de IA</ns2:p>
          </ns1:table-cell>
          <ns1:table-cell ns0:value-type="string">
            <ns2:p>Seguranca digital na TD</ns2:p>
          </ns1:table-cell>
          <ns1:table-cell ns0:value-type="string">
            <ns2:p>Rupturas das tecnologias emergentes</ns2:p>
          </ns1:table-cell>
        </ns1:table-row>
        <ns1:table-row>
          <ns1:table-cell ns0:value-type="string">
            <ns2:p>AGATHA SEIBEL SOUZA (903447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CLARA PIRES LOPES (903446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JULIA FONTANA BROL (903447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DERSON NUNES MARQUEZ (903447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TONELLA SOPHIA MATA VASQUEZ (903447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RTHUR HAACKE (6668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BIANCA PEREIRA GOMES (9034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EDSON MACIEL FALCÃO (903445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 ANTUNES CARDOSO (903445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LA JAIANY DE OLIVEIRA ALBRECH (903446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RAZIELY SIQUEIRA RODRIGUES (903446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USTAVO CORREIA FERREIRA (903446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GOR RAVANELI (903446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SABELLA TROJAN ELIAS (62031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LUCAS CADENA (903446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VITOR GODOY VIEIRA (903446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IA GABRIELA GLOVACKI RODRIGUES (903447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LYA EDUARDA ALBANI DA SILVA (903448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KALIEL PAGNONCELI (903453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IVIA HOFMANN DE MELLO COSTA (9033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CAS DE JESUS MIRANDA (903446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DMYLA DUARTE PORFIRIO SILVA (903451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MARIANYELI ALEXANDRA ESPINOZA BALZA (903447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RICARDO DALMAGRO GHIGGI (903448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SILVA MATHIASS FEDERIGHI (903446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RAUL CEZAR SOUZA BOFF (9034525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AMUEL PRESTES DE OLIVEIRA (903453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THEFANY MARTINS DE JESUS (903447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ALENTINA FAGUNDES CALDART (61968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ITÓRIA HENNIH BESSA (903445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</ns1:table>
      <ns1:table ns1:name="Av03-TokenLab">
        <ns1:table-row>
          <ns1:table-cell ns0:value-type="string">
            <ns2:p>Aluno</ns2:p>
          </ns1:table-cell>
          <ns1:table-cell ns0:value-type="string">
            <ns2:p>Entregue</ns2:p>
          </ns1:table-cell>
          <ns1:table-cell ns0:value-type="string">
            <ns2:p>UC05.1</ns2:p>
          </ns1:table-cell>
          <ns1:table-cell ns0:value-type="string">
            <ns2:p>UC03.1</ns2:p>
          </ns1:table-cell>
          <ns1:table-cell ns0:value-type="string">
            <ns2:p>UC03.2</ns2:p>
          </ns1:table-cell>
          <ns1:table-cell ns0:value-type="string">
            <ns2:p>UC03.3</ns2:p>
          </ns1:table-cell>
          <ns1:table-cell ns0:value-type="string">
            <ns2:p>UC04.1</ns2:p>
          </ns1:table-cell>
        </ns1:table-row>
        <ns1:table-row>
          <ns1:table-cell ns0:value-type="string">
            <ns2:p/>
          </ns1:table-cell>
          <ns1:table-cell ns0:value-type="string">
            <ns2:p/>
          </ns1:table-cell>
          <ns1:table-cell ns0:value-type="string">
            <ns2:p>Elabora codigo Python (logica, condicionais, funcoes)</ns2:p>
          </ns1:table-cell>
          <ns1:table-cell ns0:value-type="string">
            <ns2:p>Aplica aritmetica e algebra em problemas de computacao</ns2:p>
          </ns1:table-cell>
          <ns1:table-cell ns0:value-type="string">
            <ns2:p>Utiliza logica matematica para estruturar raciocinios</ns2:p>
          </ns1:table-cell>
          <ns1:table-cell ns0:value-type="string">
            <ns2:p>Emprega conjuntos, funcoes e matrizes</ns2:p>
          </ns1:table-cell>
          <ns1:table-cell ns0:value-type="string">
            <ns2:p>Identifica conceitos e fundamentos de IA</ns2:p>
          </ns1:table-cell>
        </ns1:table-row>
        <ns1:table-row>
          <ns1:table-cell ns0:value-type="string">
            <ns2:p>AGATHA SEIBEL SOUZA (903447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CLARA PIRES LOPES (903446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JULIA FONTANA BROL (903447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DERSON NUNES MARQUEZ (903447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TONELLA SOPHIA MATA VASQUEZ (903447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RTHUR HAACKE (6668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BIANCA PEREIRA GOMES (9034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EDSON MACIEL FALCÃO (903445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 ANTUNES CARDOSO (903445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LA JAIANY DE OLIVEIRA ALBRECH (903446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RAZIELY SIQUEIRA RODRIGUES (903446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USTAVO CORREIA FERREIRA (903446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GOR RAVANELI (903446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SABELLA TROJAN ELIAS (62031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LUCAS CADENA (903446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VITOR GODOY VIEIRA (903446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IA GABRIELA GLOVACKI RODRIGUES (903447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LYA EDUARDA ALBANI DA SILVA (903448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KALIEL PAGNONCELI (903453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IVIA HOFMANN DE MELLO COSTA (9033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CAS DE JESUS MIRANDA (903446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DMYLA DUARTE PORFIRIO SILVA (903451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MARIANYELI ALEXANDRA ESPINOZA BALZA (903447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RICARDO DALMAGRO GHIGGI (903448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SILVA MATHIASS FEDERIGHI (903446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RAUL CEZAR SOUZA BOFF (9034525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AMUEL PRESTES DE OLIVEIRA (903453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THEFANY MARTINS DE JESUS (903447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ALENTINA FAGUNDES CALDART (61968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ITÓRIA HENNIH BESSA (903445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</ns1:table>
      <ns1:table ns1:name="Av04-QuizGPU">
        <ns1:table-row>
          <ns1:table-cell ns0:value-type="string">
            <ns2:p>Aluno</ns2:p>
          </ns1:table-cell>
          <ns1:table-cell ns0:value-type="string">
            <ns2:p>Entregue</ns2:p>
          </ns1:table-cell>
          <ns1:table-cell ns0:value-type="string">
            <ns2:p>UC06.1</ns2:p>
          </ns1:table-cell>
          <ns1:table-cell ns0:value-type="string">
            <ns2:p>UC06.2</ns2:p>
          </ns1:table-cell>
          <ns1:table-cell ns0:value-type="string">
            <ns2:p>UC04.2</ns2:p>
          </ns1:table-cell>
          <ns1:table-cell ns0:value-type="string">
            <ns2:p>UC01.1</ns2:p>
          </ns1:table-cell>
          <ns1:table-cell ns0:value-type="string">
            <ns2:p>UC02.2</ns2:p>
          </ns1:table-cell>
        </ns1:table-row>
        <ns1:table-row>
          <ns1:table-cell ns0:value-type="string">
            <ns2:p/>
          </ns1:table-cell>
          <ns1:table-cell ns0:value-type="string">
            <ns2:p/>
          </ns1:table-cell>
          <ns1:table-cell ns0:value-type="string">
            <ns2:p>Reconhece modelos de arquitetura de computadores e GPU</ns2:p>
          </ns1:table-cell>
          <ns1:table-cell ns0:value-type="string">
            <ns2:p>Reconhece e aplica conceitos de Pipeline para GPU</ns2:p>
          </ns1:table-cell>
          <ns1:table-cell ns0:value-type="string">
            <ns2:p>Classifica metodos, algoritmos e tecnicas em IA</ns2:p>
          </ns1:table-cell>
          <ns1:table-cell ns0:value-type="string">
            <ns2:p>Diferencia hw/sw e opera Windows</ns2:p>
          </ns1:table-cell>
          <ns1:table-cell ns0:value-type="string">
            <ns2:p>Interpreta instrucoes simples em ingles</ns2:p>
          </ns1:table-cell>
        </ns1:table-row>
        <ns1:table-row>
          <ns1:table-cell ns0:value-type="string">
            <ns2:p>AGATHA SEIBEL SOUZA (903447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CLARA PIRES LOPES (903446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JULIA FONTANA BROL (903447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DERSON NUNES MARQUEZ (903447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TONELLA SOPHIA MATA VASQUEZ (903447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RTHUR HAACKE (6668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BIANCA PEREIRA GOMES (9034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EDSON MACIEL FALCÃO (903445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 ANTUNES CARDOSO (903445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LA JAIANY DE OLIVEIRA ALBRECH (903446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RAZIELY SIQUEIRA RODRIGUES (903446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USTAVO CORREIA FERREIRA (903446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GOR RAVANELI (903446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SABELLA TROJAN ELIAS (62031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LUCAS CADENA (903446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VITOR GODOY VIEIRA (903446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IA GABRIELA GLOVACKI RODRIGUES (903447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LYA EDUARDA ALBANI DA SILVA (903448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KALIEL PAGNONCELI (903453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IVIA HOFMANN DE MELLO COSTA (9033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CAS DE JESUS MIRANDA (903446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DMYLA DUARTE PORFIRIO SILVA (903451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MARIANYELI ALEXANDRA ESPINOZA BALZA (903447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RICARDO DALMAGRO GHIGGI (903448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SILVA MATHIASS FEDERIGHI (903446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RAUL CEZAR SOUZA BOFF (9034525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AMUEL PRESTES DE OLIVEIRA (903453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THEFANY MARTINS DE JESUS (903447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ALENTINA FAGUNDES CALDART (61968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ITÓRIA HENNIH BESSA (903445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</ns1:table>
      <ns1:table ns1:name="Av05-SQLPython">
        <ns1:table-row>
          <ns1:table-cell ns0:value-type="string">
            <ns2:p>Aluno</ns2:p>
          </ns1:table-cell>
          <ns1:table-cell ns0:value-type="string">
            <ns2:p>Entregue</ns2:p>
          </ns1:table-cell>
          <ns1:table-cell ns0:value-type="string">
            <ns2:p>UC08.1</ns2:p>
          </ns1:table-cell>
          <ns1:table-cell ns0:value-type="string">
            <ns2:p>UC08.2</ns2:p>
          </ns1:table-cell>
          <ns1:table-cell ns0:value-type="string">
            <ns2:p>UC08.3</ns2:p>
          </ns1:table-cell>
          <ns1:table-cell ns0:value-type="string">
            <ns2:p>UC05.1</ns2:p>
          </ns1:table-cell>
          <ns1:table-cell ns0:value-type="string">
            <ns2:p>UC05.2</ns2:p>
          </ns1:table-cell>
          <ns1:table-cell ns0:value-type="string">
            <ns2:p>UC03.3</ns2:p>
          </ns1:table-cell>
        </ns1:table-row>
        <ns1:table-row>
          <ns1:table-cell ns0:value-type="string">
            <ns2:p/>
          </ns1:table-cell>
          <ns1:table-cell ns0:value-type="string">
            <ns2:p/>
          </ns1:table-cell>
          <ns1:table-cell ns0:value-type="string">
            <ns2:p>Propoe alteracao no acesso a dados (FK/JOIN)</ns2:p>
          </ns1:table-cell>
          <ns1:table-cell ns0:value-type="string">
            <ns2:p>Seleciona SGBD conforme necessidades</ns2:p>
          </ns1:table-cell>
          <ns1:table-cell ns0:value-type="string">
            <ns2:p>Cria estrutura fisica de banco de dados</ns2:p>
          </ns1:table-cell>
          <ns1:table-cell ns0:value-type="string">
            <ns2:p>Elabora codigo Python (logica, condicionais, funcoes)</ns2:p>
          </ns1:table-cell>
          <ns1:table-cell ns0:value-type="string">
            <ns2:p>Utiliza comandos de integracao (estruturas de dados, bibliotecas)</ns2:p>
          </ns1:table-cell>
          <ns1:table-cell ns0:value-type="string">
            <ns2:p>Emprega conjuntos, funcoes e matrizes</ns2:p>
          </ns1:table-cell>
        </ns1:table-row>
        <ns1:table-row>
          <ns1:table-cell ns0:value-type="string">
            <ns2:p>AGATHA SEIBEL SOUZA (903447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CLARA PIRES LOPES (903446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JULIA FONTANA BROL (903447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DERSON NUNES MARQUEZ (903447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TONELLA SOPHIA MATA VASQUEZ (903447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RTHUR HAACKE (6668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BIANCA PEREIRA GOMES (9034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EDSON MACIEL FALCÃO (903445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 ANTUNES CARDOSO (903445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LA JAIANY DE OLIVEIRA ALBRECH (903446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RAZIELY SIQUEIRA RODRIGUES (903446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USTAVO CORREIA FERREIRA (903446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GOR RAVANELI (903446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SABELLA TROJAN ELIAS (62031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LUCAS CADENA (903446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VITOR GODOY VIEIRA (903446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IA GABRIELA GLOVACKI RODRIGUES (903447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LYA EDUARDA ALBANI DA SILVA (903448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KALIEL PAGNONCELI (903453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IVIA HOFMANN DE MELLO COSTA (9033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CAS DE JESUS MIRANDA (903446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DMYLA DUARTE PORFIRIO SILVA (903451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MARIANYELI ALEXANDRA ESPINOZA BALZA (903447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RICARDO DALMAGRO GHIGGI (903448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SILVA MATHIASS FEDERIGHI (903446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RAUL CEZAR SOUZA BOFF (9034525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AMUEL PRESTES DE OLIVEIRA (903453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THEFANY MARTINS DE JESUS (903447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ALENTINA FAGUNDES CALDART (61968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ITÓRIA HENNIH BESSA (903445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</ns1:table>
      <ns1:table ns1:name="Av06-Seminario">
        <ns1:table-row>
          <ns1:table-cell ns0:value-type="string">
            <ns2:p>Aluno</ns2:p>
          </ns1:table-cell>
          <ns1:table-cell ns0:value-type="string">
            <ns2:p>Entregue</ns2:p>
          </ns1:table-cell>
          <ns1:table-cell ns0:value-type="string">
            <ns2:p>UC09.1</ns2:p>
          </ns1:table-cell>
          <ns1:table-cell ns0:value-type="string">
            <ns2:p>UC09.2</ns2:p>
          </ns1:table-cell>
          <ns1:table-cell ns0:value-type="string">
            <ns2:p>UC09.3</ns2:p>
          </ns1:table-cell>
          <ns1:table-cell ns0:value-type="string">
            <ns2:p>UC09.4</ns2:p>
          </ns1:table-cell>
          <ns1:table-cell ns0:value-type="string">
            <ns2:p>UC03.4</ns2:p>
          </ns1:table-cell>
          <ns1:table-cell ns0:value-type="string">
            <ns2:p>UC05.2</ns2:p>
          </ns1:table-cell>
        </ns1:table-row>
        <ns1:table-row>
          <ns1:table-cell ns0:value-type="string">
            <ns2:p/>
          </ns1:table-cell>
          <ns1:table-cell ns0:value-type="string">
            <ns2:p/>
          </ns1:table-cell>
          <ns1:table-cell ns0:value-type="string">
            <ns2:p>Compreende e aplica funcoes lineares</ns2:p>
          </ns1:table-cell>
          <ns1:table-cell ns0:value-type="string">
            <ns2:p>Compreende e aplica funcoes polinomiais</ns2:p>
          </ns1:table-cell>
          <ns1:table-cell ns0:value-type="string">
            <ns2:p>Compreende e aplica funcoes logaritmicas</ns2:p>
          </ns1:table-cell>
          <ns1:table-cell ns0:value-type="string">
            <ns2:p>Compreende e aplica funcoes exponenciais</ns2:p>
          </ns1:table-cell>
          <ns1:table-cell ns0:value-type="string">
            <ns2:p>Reconhece padroes e sequencias numericas</ns2:p>
          </ns1:table-cell>
          <ns1:table-cell ns0:value-type="string">
            <ns2:p>Utiliza comandos de integracao (estruturas de dados, bibliotecas)</ns2:p>
          </ns1:table-cell>
        </ns1:table-row>
        <ns1:table-row>
          <ns1:table-cell ns0:value-type="string">
            <ns2:p>AGATHA SEIBEL SOUZA (903447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CLARA PIRES LOPES (903446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A JULIA FONTANA BROL (903447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DERSON NUNES MARQUEZ (903447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NTONELLA SOPHIA MATA VASQUEZ (903447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ARTHUR HAACKE (6668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BIANCA PEREIRA GOMES (9034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EDSON MACIEL FALCÃO (903445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 ANTUNES CARDOSO (903445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ABRIELLA JAIANY DE OLIVEIRA ALBRECH (903446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RAZIELY SIQUEIRA RODRIGUES (903446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GUSTAVO CORREIA FERREIRA (9034464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GOR RAVANELI (903446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ISABELLA TROJAN ELIAS (620312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LUCAS CADENA (903446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OÃO VITOR GODOY VIEIRA (903446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IA GABRIELA GLOVACKI RODRIGUES (903447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JULLYA EDUARDA ALBANI DA SILVA (9034480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KALIEL PAGNONCELI (903453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IVIA HOFMANN DE MELLO COSTA (903345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CAS DE JESUS MIRANDA (9034466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LUDMYLA DUARTE PORFIRIO SILVA (903451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MARIANYELI ALEXANDRA ESPINOZA BALZA (9034477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RICARDO DALMAGRO GHIGGI (903448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PEDRO SILVA MATHIASS FEDERIGHI (9034469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RAUL CEZAR SOUZA BOFF (9034525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AMUEL PRESTES DE OLIVEIRA (9034531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STHEFANY MARTINS DE JESUS (9034473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ALENTINA FAGUNDES CALDART (61968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  <ns1:table-row>
          <ns1:table-cell ns0:value-type="string">
            <ns2:p>VITÓRIA HENNIH BESSA (9034458)</ns2:p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  <ns1:table-cell ns0:value-type="string">
            <ns2:p/>
          </ns1:table-cell>
        </ns1:table-row>
      </ns1:table>
    </ns0:spreadsheet>
  </ns0:body>
</ns0:document-content>
</file>